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6e48a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6e48a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orphans="2" fo:widows="2"/>
      <style:text-properties officeooo:paragraph-rsid="0016e48a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6e48a"/>
    </style:style>
    <style:style style:name="T3" style:family="text">
      <style:text-properties officeooo:rsid="0016e48a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6e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f [ -f /etc/redhat-release ]</text:p>
      <text:p text:style-name="P1">then</text:p>
      <text:p text:style-name="P4"><text:s text:c="4"/><text:span text:style-name="T1">echo -e "OS: `cat /etc/redhat-release`" &gt;&gt; </text:span><text:span text:style-name="T2">info1.txt</text:span></text:p>
      <text:p text:style-name="P2"><text:span text:style-name="T1">fi</text:span></text:p>
      <text:p text:style-name="P5"/>
      <text:p text:style-name="P1">if [ -f /etc/shells ]</text:p>
      <text:p text:style-name="P1">then</text:p>
      <text:p text:style-name="P4"><text:s text:c="4"/><text:span text:style-name="T1">echo -e "Available Shells: " &gt;&gt; </text:span><text:span text:style-name="T2">info1.txt</text:span></text:p>
      <text:p text:style-name="P4"><text:s text:c="4"/><text:span text:style-name="T1">echo -e "`cat /etc/shells`" <text:s/>&gt;&gt; </text:span><text:span text:style-name="T2">info1.txt</text:span></text:p>
      <text:p text:style-name="P9">fi</text:p>
      <text:p text:style-name="P8"><text:s text:c="4"/></text:p>
      <text:p text:style-name="P1">if [ -f /etc/sysconfig/mouse ]</text:p>
      <text:p text:style-name="P1">then</text:p>
      <text:p text:style-name="P3"><text:s text:c="4"/><text:span text:style-name="T1">echo -e "Computer Mouse Information: " &gt;&gt; </text:span><text:span text:style-name="T2">info1.txt</text:span></text:p>
      <text:p text:style-name="P3"><text:s text:c="4"/><text:span text:style-name="T1">echo -e "`cat /etc/sysconfig/mouse`" &gt;&gt; inf</text:span><text:span text:style-name="T2">o1.txt</text:span><text:span text:style-name="T1"> </text:span></text:p>
      <text:p text:style-name="P1">fi</text:p>
      <text:p text:style-name="P1">echo -e "Computer CPU Information:" &gt;&gt; <text:span text:style-name="T3">info1.txt</text:span> </text:p>
      <text:p text:style-name="P9">cat /proc/cpuinfo &gt;&gt; <text:span text:style-name="T3">info1.txt</text:span></text:p>
      <text:p text:style-name="P6"><text:span text:style-name="T4">echo -e "Computer Memory Information:" &gt;&gt; <text:s/></text:span><text:span text:style-name="T5">info1.txt</text:span></text:p>
      <text:p text:style-name="P1"/>
      <text:p text:style-name="P2">cat /proc/meminfo &gt;&gt; <text:s/><text:span text:style-name="T3">info1.txt</text:span></text:p>
      <text:p text:style-name="P5"/>
      <text:p text:style-name="P1">if [ -d /proc/ide/hda ]</text:p>
      <text:p text:style-name="P3"><text:span text:style-name="T1">then</text:span></text:p>
      <text:p text:style-name="P4"><text:s text:c="4"/><text:span text:style-name="T1">echo -e "Hard disk information:" &gt;&gt; <text:s/></text:span><text:span text:style-name="T2">info1.txt</text:span></text:p>
      <text:p text:style-name="P4"><text:s text:c="4"/><text:span text:style-name="T1">echo -e "Model: `cat /proc/ide/hda/model` " &gt;&gt; <text:s text:c="2"/></text:span><text:span text:style-name="T2">info1.txt</text:span><text:span text:style-name="T1"> <text:s/></text:span></text:p>
      <text:p text:style-name="P4"><text:s text:c="4"/><text:span text:style-name="T1">echo -e "Driver: `cat /proc/ide/hda/driver` " &gt;&gt; </text:span><text:span text:style-name="T2">info1.txt</text:span></text:p>
      <text:p text:style-name="P4"><text:s text:c="4"/><text:span text:style-name="T1">echo -e "Cache size: `cat /proc/ide/hda/cache` " &gt;&gt; </text:span><text:span text:style-name="T2">info1.txt</text:span></text:p>
      <text:p text:style-name="P9">fi</text:p>
      <text:p text:style-name="P1">echo -e "File System (Mount):" &gt;&gt; <text:span text:style-name="T3">info1.txt</text:span> </text:p>
      <text:p text:style-name="P1">cat /proc/mounts &gt;&gt; <text:span text:style-name="T3">info1.txt</text:span></text:p>
      <text:p text:style-name="P5"/>
      <text:p text:style-name="P1">if which dialog &gt; /dev/null</text:p>
      <text:p text:style-name="P1">then</text:p>
      <text:p text:style-name="P3"><text:s text:c="4"/><text:span text:style-name="T1">dialog <text:s/>--backtitle "Linux Software Diagnostics (LSD) Shell Script Ver.1.0" --title "Press Up/Down Keys to move" --textbox <text:s/></text:span><text:span text:style-name="T2">info1.txt</text:span><text:span text:style-name="T1"> 21 70</text:span></text:p>
      <text:p text:style-name="P1">else</text:p>
      <text:p text:style-name="P3"><text:s text:c="4"/><text:span text:style-name="T1">cat </text:span><text:span text:style-name="T2">info1.txt</text:span><text:span text:style-name="T1">|more</text:span></text:p>
      <text:p text:style-name="P1">fi</text:p>
      <text:p text:style-name="P5"/>
      <text:p text:style-name="P9">rm -f <text:span text:style-name="T3">info1.txt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1:40:29.771481298</meta:creation-date>
    <dc:date>2018-01-18T12:00:19.672442527</dc:date>
    <meta:editing-duration>PT4M39S</meta:editing-duration>
    <meta:editing-cycles>1</meta:editing-cycles>
    <meta:document-statistic meta:table-count="0" meta:image-count="0" meta:object-count="0" meta:page-count="1" meta:paragraph-count="35" meta:word-count="162" meta:character-count="1079" meta:non-whitespace-character-count="893"/>
    <meta:generator>LibreOffice/4.3.3.2$Linux_X86_64 LibreOffice_project/430m0$Build-2</meta:generator>
  </office:meta>
</office:document-meta>
</file>